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1cm" fo:min-width="3.214cm"/>
    </style:style>
    <style:style style:name="gr2" style:family="graphic" style:parent-style-name="standard">
      <style:graphic-properties draw:stroke="none" draw:fill="none" fo:min-height="1.5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7.25cm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876cm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3.75cm"/>
    </style:style>
    <style:style style:name="gr8" style:family="graphic" style:parent-style-name="standard">
      <style:graphic-properties draw:textarea-horizontal-align="justify" draw:textarea-vertical-align="middle" draw:auto-grow-height="false" fo:min-height="1.518cm" fo:min-width="2.86cm"/>
    </style:style>
    <style:style style:name="gr9" style:family="graphic" style:parent-style-name="objectwithoutfill">
      <style:graphic-properties draw:marker-end="Extrems_20_de_20_fletxa_20_4" draw:marker-end-width="0.3cm" draw:fill="none" draw:textarea-vertical-align="middle"/>
    </style:style>
    <style:style style:name="gr10" style:family="graphic" style:parent-style-name="objectwithoutfill">
      <style:graphic-properties draw:marker-end="Extrems_20_de_20_fletxa_20_5" draw:marker-end-width="0.3cm" draw:fill="none" draw:textarea-vertical-align="middle"/>
    </style:style>
    <style:style style:name="gr11" style:family="graphic" style:parent-style-name="objectwithoutfill">
      <style:graphic-properties draw:marker-end="Extrems_20_de_20_fletxa_20_6" draw:marker-end-width="0.3cm" draw:fill="none" draw:textarea-vertical-align="middle"/>
    </style:style>
    <style:style style:name="gr12" style:family="graphic" style:parent-style-name="objectwithoutfill">
      <style:graphic-properties draw:marker-end="Extrems_20_de_20_fletxa_20_13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Extrems_20_de_20_fletxa_20_14" draw:marker-end-width="0.3cm" draw:fill="none" draw:textarea-vertical-align="middle"/>
    </style:style>
    <style:style style:name="gr15" style:family="graphic" style:parent-style-name="objectwithoutfill">
      <style:graphic-properties draw:marker-end="Extrems_20_de_20_fletxa_20_1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5.25cm" svg:height="2.249cm" svg:x="7.25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8cm" svg:height="1.75cm" svg:x="2cm" svg:y="1.75cm">
          <draw:text-box>
            <text:p>ORDINOGRAMA PROBLEMA DE PIN SENSE LIMIT DE REPETICIONS</text:p>
          </draw:text-box>
        </draw:frame>
        <draw:frame draw:style-name="gr3" draw:text-style-name="P2" draw:layer="layout" svg:width="3.36cm" svg:height="0.963cm" svg:x="9cm" svg:y="6cm">
          <draw:text-box>
            <text:p>INICI</text:p>
          </draw:text-box>
        </draw:frame>
        <draw:custom-shape draw:style-name="gr4" draw:text-style-name="P1" draw:layer="layout" svg:width="7.75cm" svg:height="1.75cm" svg:x="6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75cm" svg:height="1.75cm" svg:x="6.25cm" svg:y="10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1cm" svg:height="1.673cm" svg:x="7.89cm" svg:y="10.827cm">
          <draw:text-box>
            <text:p>LLEGIR PIN</text:p>
          </draw:text-box>
        </draw:frame>
        <draw:frame draw:style-name="gr3" draw:text-style-name="P2" draw:layer="layout" svg:width="3.36cm" svg:height="0.963cm" svg:x="8.89cm" svg:y="8.287cm">
          <draw:text-box>
            <text:p>«PIN»</text:p>
          </draw:text-box>
        </draw:frame>
        <draw:custom-shape draw:style-name="gr6" draw:text-style-name="P1" draw:layer="layout" svg:width="4.75cm" svg:height="3cm" svg:x="7.5cm" svg:y="13.2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layer="layout" svg:width="4.25cm" svg:height="1.25cm" svg:x="13.5cm" svg:y="1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75cm" svg:height="2.5cm" svg:x="7.902cm" svg:y="1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36cm" svg:height="0.963cm" svg:x="9cm" svg:y="6.001cm">
          <draw:text-box>
            <text:p>INICI</text:p>
          </draw:text-box>
        </draw:frame>
        <draw:frame draw:style-name="gr3" draw:text-style-name="P2" draw:layer="layout" svg:width="3.36cm" svg:height="0.963cm" svg:x="9cm" svg:y="6.001cm">
          <draw:text-box>
            <text:p>INICI</text:p>
          </draw:text-box>
        </draw:frame>
        <draw:frame draw:style-name="gr5" draw:text-style-name="P2" draw:layer="layout" svg:width="5.61cm" svg:height="1.673cm" svg:x="9.5cm" svg:y="19cm">
          <draw:text-box>
            <text:p>FIN</text:p>
          </draw:text-box>
        </draw:frame>
        <draw:frame draw:style-name="gr5" draw:text-style-name="P2" draw:layer="layout" svg:width="5.61cm" svg:height="1.673cm" svg:x="14.591cm" svg:y="14.626cm">
          <draw:text-box>
            <text:p>«OK!»</text:p>
          </draw:text-box>
        </draw:frame>
        <draw:frame draw:style-name="gr5" draw:text-style-name="P2" draw:layer="layout" svg:width="5.61cm" svg:height="1.673cm" svg:x="8.25cm" svg:y="14.327cm">
          <draw:text-box>
            <text:p>PIN=1234</text:p>
          </draw:text-box>
        </draw:frame>
        <draw:line draw:style-name="gr9" draw:text-style-name="P3" draw:layer="layout" svg:x1="9.75cm" svg:y1="7cm" svg:x2="9.75cm" svg:y2="8.5cm">
          <text:p/>
        </draw:line>
        <draw:line draw:style-name="gr10" draw:text-style-name="P3" draw:layer="layout" svg:x1="9.75cm" svg:y1="9cm" svg:x2="9.75cm" svg:y2="10.5cm">
          <text:p/>
        </draw:line>
        <draw:line draw:style-name="gr11" draw:text-style-name="P3" draw:layer="layout" svg:x1="9.75cm" svg:y1="11.75cm" svg:x2="9.75cm" svg:y2="13cm">
          <text:p/>
        </draw:line>
        <draw:line draw:style-name="gr12" draw:text-style-name="P3" draw:layer="layout" svg:x1="11.75cm" svg:y1="15cm" svg:x2="13.5cm" svg:y2="15cm">
          <text:p/>
        </draw:line>
        <draw:frame draw:style-name="gr5" draw:text-style-name="P2" draw:layer="layout" svg:width="1.5cm" svg:height="1.673cm" draw:transform="rotate (-0.023561944901924) translate (12.039cm 15.292cm)">
          <draw:text-box>
            <text:p>SI</text:p>
          </draw:text-box>
        </draw:frame>
        <draw:line draw:style-name="gr13" draw:text-style-name="P3" draw:layer="layout" svg:x1="15.5cm" svg:y1="16.25cm" svg:x2="15.5cm" svg:y2="20cm">
          <text:p/>
        </draw:line>
        <draw:line draw:style-name="gr14" draw:text-style-name="P3" draw:layer="layout" svg:x1="15.5cm" svg:y1="19.75cm" svg:x2="13cm" svg:y2="19.75cm">
          <text:p/>
        </draw:line>
        <draw:line draw:style-name="gr13" draw:text-style-name="P3" draw:layer="layout" svg:x1="7.25cm" svg:y1="14.75cm" svg:x2="3.75cm" svg:y2="14.75cm">
          <text:p/>
        </draw:line>
        <draw:line draw:style-name="gr13" draw:text-style-name="P3" draw:layer="layout" svg:x1="3.75cm" svg:y1="14.75cm" svg:x2="3.75cm" svg:y2="9cm">
          <text:p/>
        </draw:line>
        <draw:line draw:style-name="gr15" draw:text-style-name="P3" draw:layer="layout" svg:x1="3.75cm" svg:y1="9cm" svg:x2="6.25cm" svg:y2="9cm">
          <text:p/>
        </draw:line>
        <draw:frame draw:style-name="gr5" draw:text-style-name="P2" draw:layer="layout" svg:width="5.61cm" svg:height="1.673cm" svg:x="4cm" svg:y="11.5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15" draw:display-name="Extrems de fletxa 15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23:17.831149572</meta:creation-date>
    <dc:date>2024-09-12T11:45:35.014333217</dc:date>
    <meta:editing-duration>PT22M20S</meta:editing-duration>
    <meta:editing-cycles>1</meta:editing-cycles>
    <meta:document-statistic meta:object-count="26"/>
    <meta:generator>LibreOffice/7.4.7.2$Linux_X86_64 LibreOffice_project/40$Build-2</meta:generator>
  </office:meta>
</office:document-meta>
</file>